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5.08cm" style:rel-column-width="19568*"/>
    </style:style>
    <style:style style:name="Tabelle1.B" style:family="table-column">
      <style:table-column-properties style:column-width="11.933cm" style:rel-column-width="45967*"/>
    </style:style>
    <style:style style:name="Tabel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e1.B1" style:family="table-cell" style:data-style-name="N37">
      <style:table-cell-properties fo:padding="0.097cm" fo:border="0.002cm solid #000000"/>
    </style:style>
    <style:style style:name="Tabel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B8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5.08cm" style:rel-column-width="19568*"/>
    </style:style>
    <style:style style:name="Tabelle2.B" style:family="table-column">
      <style:table-column-properties style:column-width="11.933cm" style:rel-column-width="4596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 style:data-style-name="N37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B8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break-before="pag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ing_20_1">
      <style:paragraph-properties fo:text-align="center" style:justify-single-word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Wöchentliche schriftliche Statusinformation</text:h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Datum</text:p>
          </table:table-cell>
          <table:table-cell table:style-name="Tabelle1.B1" office:value-type="date" office:date-value="2018-02-26">
            <text:p text:style-name="P3">26.02.18</text:p>
          </table:table-cell>
        </table:table-row>
        <table:table-row>
          <table:table-cell table:style-name="Tabelle1.A2" office:value-type="string">
            <text:p text:style-name="P4">Gelesenes</text:p>
          </table:table-cell>
          <table:table-cell table:style-name="Tabelle1.B2" office:value-type="string">
            <text:p text:style-name="P3">Roswiki – Catkin Workspace</text:p>
            <text:p text:style-name="P3">Tutorials Publisher, Subscriber</text:p>
            <text:p text:style-name="P3"/>
          </table:table-cell>
        </table:table-row>
        <table:table-row>
          <table:table-cell table:style-name="Tabelle1.A2" office:value-type="string">
            <text:p text:style-name="P4">Erarbeitetes</text:p>
          </table:table-cell>
          <table:table-cell table:style-name="Tabelle1.B2" office:value-type="string">
            <text:p text:style-name="P3">Gliederung, Statusinformation</text:p>
            <text:p text:style-name="P3">Anfang eines vernünftigen Quellenverzeichnisses</text:p>
          </table:table-cell>
        </table:table-row>
        <table:table-row>
          <table:table-cell table:style-name="Tabelle1.A2" office:value-type="string">
            <text:p text:style-name="P4">Erdachtes – Betrifft das Problem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4">Erkanntes – Betrifft die Problemlösung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4">Ziele für nächste Woche</text:p>
          </table:table-cell>
          <table:table-cell table:style-name="Tabelle1.B2" office:value-type="string">
            <text:p text:style-name="P3">fub_roscar kompilieren und Daten abgreifen (d.h. Ersten eigenen Testcode integrieren)</text:p>
            <text:p text:style-name="P3">Auto ansprechen</text:p>
          </table:table-cell>
        </table:table-row>
        <table:table-row>
          <table:table-cell table:style-name="Tabelle1.A2" office:value-type="string">
            <text:p text:style-name="P4">Probleme, nicht erreichte Ziele und Kommentare</text:p>
          </table:table-cell>
          <table:table-cell table:style-name="Tabelle1.B2" office:value-type="string">
            <text:p text:style-name="P3">Strukturierung gar nicht einfach → Motivationslosigkeit</text:p>
          </table:table-cell>
        </table:table-row>
        <table:table-row>
          <table:table-cell table:style-name="Tabelle1.A2" office:value-type="string">
            <text:p text:style-name="P4">Aufgewendete Stunden</text:p>
          </table:table-cell>
          <table:table-cell table:style-name="Tabelle1.B8" office:value-type="float" office:value="10">
            <text:p text:style-name="P3">10</text:p>
          </table:table-cell>
        </table:table-row>
        <table:table-row>
          <table:table-cell table:style-name="Tabelle1.A2" office:value-type="string">
            <text:p text:style-name="P4">Bewertung des eigenen Fortschritts</text:p>
          </table:table-cell>
          <table:table-cell table:style-name="Tabelle1.B2" office:value-type="string">
            <text:p text:style-name="P3">OK da noch nicht angemeldet – Bin im Zeitplan</text:p>
          </table:table-cell>
        </table:table-row>
      </table:table>
      <text:p text:style-name="P1"/>
      <text:p text:style-name="P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Datum</text:p>
          </table:table-cell>
          <table:table-cell table:style-name="Tabelle2.B1" office:value-type="date" office:date-value="2018-03-05">
            <text:p text:style-name="P3">05.03.18</text:p>
          </table:table-cell>
        </table:table-row>
        <table:table-row>
          <table:table-cell table:style-name="Tabelle2.A2" office:value-type="string">
            <text:p text:style-name="P4">Gelesenes</text:p>
          </table:table-cell>
          <table:table-cell table:style-name="Tabelle2.B2" office:value-type="string">
            <text:p text:style-name="P3"/>
            <text:p text:style-name="P3"/>
          </table:table-cell>
        </table:table-row>
        <table:table-row>
          <table:table-cell table:style-name="Tabelle2.A2" office:value-type="string">
            <text:p text:style-name="P4">Erarbeitetes</text:p>
          </table:table-cell>
          <table:table-cell table:style-name="Tabelle2.B2" office:value-type="string">
            <text:p text:style-name="P3">Anmeldung</text:p>
          </table:table-cell>
        </table:table-row>
        <table:table-row>
          <table:table-cell table:style-name="Tabelle2.A2" office:value-type="string">
            <text:p text:style-name="P4">Erdachtes – Betrifft das Problem</text:p>
          </table:table-cell>
          <table:table-cell table:style-name="Tabelle2.B2" office:value-type="string">
            <text:p text:style-name="P3">Datenstruktur zur Speicherung der Nodes</text:p>
          </table:table-cell>
        </table:table-row>
        <table:table-row>
          <table:table-cell table:style-name="Tabelle2.A2" office:value-type="string">
            <text:p text:style-name="P4">Erkanntes – Betrifft die Problemlösung</text:p>
          </table:table-cell>
          <table:table-cell table:style-name="Tabelle2.B2" office:value-type="string">
            <text:p text:style-name="P3">Rewiring schwierig</text:p>
          </table:table-cell>
        </table:table-row>
        <table:table-row>
          <table:table-cell table:style-name="Tabelle2.A2" office:value-type="string">
            <text:p text:style-name="P4">Ziele für nächste Woche</text:p>
          </table:table-cell>
          <table:table-cell table:style-name="Tabelle2.B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4">Probleme, nicht erreichte Ziele und Kommentare</text:p>
          </table:table-cell>
          <table:table-cell table:style-name="Tabelle2.B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4">Aufgewendete Stunden</text:p>
          </table:table-cell>
          <table:table-cell table:style-name="Tabelle2.B8">
            <text:p text:style-name="P3"/>
          </table:table-cell>
        </table:table-row>
        <table:table-row>
          <table:table-cell table:style-name="Tabelle2.A2" office:value-type="string">
            <text:p text:style-name="P4">Bewertung des eigenen Fortschritts</text:p>
          </table:table-cell>
          <table:table-cell table:style-name="Tabelle2.B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21T19:02:22.58</meta:creation-date>
    <dc:date>2018-03-06T20:59:49.69</dc:date>
    <meta:editing-duration>P6DT13H31M39S</meta:editing-duration>
    <meta:editing-cycles>6</meta:editing-cycles>
    <meta:generator>OpenOffice/4.1.1$Win32 OpenOffice.org_project/411m6$Build-9775</meta:generator>
    <meta:document-statistic meta:table-count="2" meta:image-count="0" meta:object-count="0" meta:page-count="2" meta:paragraph-count="33" meta:word-count="112" meta:character-count="898"/>
  </office:meta>
</office:document-meta>
</file>